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91150" officeooo:paragraph-rsid="00191150"/>
    </style:style>
    <style:style style:name="P2" style:family="paragraph" style:parent-style-name="Standard" style:list-style-name="L2"/>
    <style:style style:name="P3" style:family="paragraph" style:parent-style-name="Standard" style:list-style-name="L2">
      <style:text-properties officeooo:paragraph-rsid="0027e0b3"/>
    </style:style>
    <style:style style:name="P4" style:family="paragraph" style:parent-style-name="Standard" style:list-style-name="L2">
      <style:text-properties officeooo:paragraph-rsid="0028a3f6"/>
    </style:style>
    <style:style style:name="P5" style:family="paragraph" style:parent-style-name="Standard" style:list-style-name="L2">
      <style:text-properties officeooo:rsid="0026be8e" officeooo:paragraph-rsid="0026be8e"/>
    </style:style>
    <style:style style:name="P6" style:family="paragraph" style:parent-style-name="Standard">
      <style:text-properties officeooo:rsid="0026be8e" officeooo:paragraph-rsid="0026be8e"/>
    </style:style>
    <style:style style:name="P7" style:family="paragraph" style:parent-style-name="Standard" style:list-style-name="L2">
      <style:text-properties officeooo:rsid="0028a3f6" officeooo:paragraph-rsid="0028a3f6"/>
    </style:style>
    <style:style style:name="P8" style:family="paragraph" style:parent-style-name="Text_20_body" style:list-style-name="L1">
      <style:text-properties officeooo:rsid="00200c69" officeooo:paragraph-rsid="00200c69"/>
    </style:style>
    <style:style style:name="P9" style:family="paragraph" style:parent-style-name="Text_20_body" style:list-style-name="L1">
      <style:text-properties officeooo:rsid="0020f5dd" officeooo:paragraph-rsid="0020f5dd"/>
    </style:style>
    <style:style style:name="P10" style:family="paragraph" style:parent-style-name="Text_20_body" style:list-style-name="L1">
      <style:text-properties officeooo:rsid="0022c79a" officeooo:paragraph-rsid="0022c79a"/>
    </style:style>
    <style:style style:name="P11" style:family="paragraph" style:parent-style-name="Text_20_body">
      <style:text-properties officeooo:paragraph-rsid="0028a3f6"/>
    </style:style>
    <style:style style:name="P12" style:family="paragraph" style:parent-style-name="Heading_20_3">
      <style:text-properties officeooo:rsid="001f9c22" officeooo:paragraph-rsid="001f9c22"/>
    </style:style>
    <style:style style:name="P13" style:family="paragraph" style:parent-style-name="Heading_20_3">
      <style:text-properties officeooo:rsid="0024a936" officeooo:paragraph-rsid="0024a936"/>
    </style:style>
    <style:style style:name="P14" style:family="paragraph" style:parent-style-name="Heading_20_3">
      <style:text-properties officeooo:rsid="0024a936" officeooo:paragraph-rsid="0028a3f6"/>
    </style:style>
    <style:style style:name="P15" style:family="paragraph" style:parent-style-name="Heading_20_1">
      <style:text-properties officeooo:rsid="001bbafe"/>
    </style:style>
    <style:style style:name="P16" style:family="paragraph" style:list-style-name="L2"/>
    <style:style style:name="T1" style:family="text">
      <style:text-properties officeooo:rsid="001dd867"/>
    </style:style>
    <style:style style:name="T2" style:family="text">
      <style:text-properties fo:font-weight="bold" style:font-weight-asian="bold" style:font-weight-complex="bold"/>
    </style:style>
    <style:style style:name="T3" style:family="text">
      <style:text-properties officeooo:rsid="0020f5d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470c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80" style:font-name="DejaVu Sans Mono" fo:font-weight="bold"/>
    </style:style>
    <style:style style:name="T9" style:family="text">
      <style:text-properties fo:color="#000080" style:font-name="DejaVu Sans Mono" fo:font-size="12pt" fo:font-weight="bold" style:font-size-asian="12pt" style:font-size-complex="12pt"/>
    </style:style>
    <style:style style:name="T10" style:family="text">
      <style:text-properties fo:color="#008080" style:font-name="DejaVu Sans Mono"/>
    </style:style>
    <style:style style:name="T11" style:family="text">
      <style:text-properties fo:color="#008080" style:font-name="DejaVu Sans Mono" fo:font-size="12pt" style:font-size-asian="12pt" style:font-size-complex="12pt"/>
    </style:style>
    <style:style style:name="T12" style:family="text">
      <style:text-properties fo:color="#000000" style:font-name="DejaVu Sans Mono"/>
    </style:style>
    <style:style style:name="T13" style:family="text">
      <style:text-properties fo:color="#000000" style:font-name="DejaVu Sans Mono" fo:font-size="12pt" style:font-size-asian="12pt" style:font-size-complex="12pt"/>
    </style:style>
    <style:style style:name="T14" style:family="text">
      <style:text-properties fo:color="#000000" style:font-name="DejaVu Sans Mono" fo:font-size="12pt" officeooo:rsid="0026be8e" style:font-size-asian="12pt" style:font-size-complex="12pt"/>
    </style:style>
    <style:style style:name="T15" style:family="text">
      <style:text-properties officeooo:rsid="0026be8e"/>
    </style:style>
    <style:style style:name="T16" style:family="text">
      <style:text-properties fo:color="#660e7a" style:font-name="DejaVu Sans Mono"/>
    </style:style>
    <style:style style:name="T17" style:family="text">
      <style:text-properties officeooo:rsid="0028a3f6"/>
    </style:style>
    <style:style style:name="T18" style:family="text">
      <style:text-properties fo:color="#008000" style:font-name="DejaVu Sans Mono"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Moteur</text:span> de jeux – TP1</text:h>
      <text:h text:style-name="P12" text:outline-level="3">Exercice 1 :</text:h>
      <text:list xml:id="list2708215047035986132" text:style-name="L1">
        <text:list-item>
          <text:p text:style-name="P8">La classe <text:span text:style-name="T2">MainWidget</text:span> sert à afficher la fenêtre, créer un context OpenGL, afficher le rendu, gère les différents éventements (Souris – Temps). <text:span text:style-name="T3">Cette classe va aussi initialiser les shaders et charger/appliquer les textures.</text:span></text:p>
        </text:list-item>
        <text:list-item>
          <text:p text:style-name="P9">La classe <text:span text:style-name="T2">GeometryEngine</text:span> va permettre de créer et dessiner un mesh 3D (ici un cube).</text:p>
        </text:list-item>
        <text:list-item>
          <text:p text:style-name="P10">Le fichier <text:span text:style-name="T2">vshader.glsl</text:span> représente le <text:span text:style-name="T4">vertex shader</text:span><text:span text:style-name="T5"> qui sera chargé et appliqué sur les sommets du mesh.</text:span></text:p>
        </text:list-item>
        <text:list-item>
          <text:p text:style-name="P10"><text:span text:style-name="T5">Le fichier </text:span><text:span text:style-name="T7">fshader.glsl</text:span><text:span text:style-name="T5"> représente le </text:span><text:span text:style-name="T4">fragment/pixel shader</text:span><text:span text:style-name="T5"> qui sera chargé et appliqué sur les pixels </text:span><text:span text:style-name="T6">du rendu</text:span><text:span text:style-name="T5">.</text:span></text:p>
        </text:list-item>
      </text:list>
      <text:h text:style-name="P13" text:outline-level="3">Exercice 2 :</text:h>
      <text:list xml:id="list6727419015019419978" text:style-name="L2">
        <text:list-item>
          <text:p text:style-name="P2"><text:span text:style-name="T8">void </text:span><text:span text:style-name="T10">GeometryEngine</text:span><text:span text:style-name="T12">::initCubeGeometry()</text:span></text:p>
          <text:list>
            <text:list-item>
              <text:p text:style-name="P5">Tout d’abords, cette méthode va créer un tableau de sommets pour chaque face d’un cube.</text:p>
            </text:list-item>
            <text:list-item>
              <text:p text:style-name="P5">On va maintenant créer un tableau d’indice où on va spécifier dans quel ordre on doit placer les différents sommets pour former les faces du cubes (sachant que l’on travaille avec des triangles, donc 2 triangles par faces).</text:p>
            </text:list-item>
            <text:list-item>
              <text:p text:style-name="P3"><text:span text:style-name="T15">Enfin, on indique à OpenGL que nous allons utiliser les buffers/VBO (avec </text:span><text:span text:style-name="T16">arrayBuf</text:span><text:span text:style-name="T12">.bind()</text:span><text:span text:style-name="T15">), et on alloue à chacun de ces buffers, le tableau auquel ils sont destinés.</text:span></text:p>
            </text:list-item>
          </text:list>
        </text:list-item>
      </text:list>
      <text:p text:style-name="P6"/>
      <text:list xml:id="list111032890003829" text:continue-numbering="true" text:style-name="L2">
        <text:list-item>
          <text:p><text:span text:style-name="T9">void </text:span><text:span text:style-name="T11">GeometryEngine</text:span><text:span text:style-name="T13">::drawCubeGeometry(...</text:span><text:span text:style-name="T14">)</text:span></text:p>
          <text:list>
            <text:list-item>
              <text:p text:style-name="P7">On initialise les buffers/VBO.</text:p>
            </text:list-item>
            <text:list-item>
              <text:p text:style-name="P4"><text:span text:style-name="T17">On indique à OpenGL comment trouver la position des sommets, on pourra accèder à ces informations dans le shader avec le nom indiqué : </text:span><text:span text:style-name="T18">"a_texcoord"</text:span><text:span text:style-name="T17">.</text:span></text:p>
            </text:list-item>
            <text:list-item>
              <text:p text:style-name="P7">On réalise la même chose mais avec les coordonnés de la texture.</text:p>
            </text:list-item>
            <text:list-item>
              <text:p text:style-name="P7">Enfin, on demande à OpenGL de dessiner/traiter les éléments.</text:p>
            </text:list-item>
          </text:list>
        </text:list-item>
      </text:list>
      <text:h text:style-name="P14" text:outline-level="3">Exercice 3 :</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1150" officeooo:paragraph-rsid="001911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MIN317 – Imagina<text:tab/><text:tab/>David Garc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23:23.276500093</meta:creation-date>
    <meta:generator>LibreOffice/5.1.6.2$Linux_X86_64 LibreOffice_project/10m0$Build-2</meta:generator>
    <dc:date>2017-09-15T11:06:08.092496063</dc:date>
    <meta:editing-duration>PT29M36S</meta:editing-duration>
    <meta:editing-cycles>12</meta:editing-cycles>
    <meta:document-statistic meta:table-count="0" meta:image-count="0" meta:object-count="0" meta:page-count="1" meta:paragraph-count="18" meta:word-count="245" meta:character-count="1482" meta:non-whitespace-character-count="1264"/>
  </office:meta>
</office:document-meta>
</file>